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normal1" style:master-page-name="Standard">
      <style:paragraph-properties fo:text-align="center" style:justify-single-word="false" style:page-number="1"/>
      <style:text-properties fo:font-size="12pt" fo:language="pt" fo:country="BR" officeooo:paragraph-rsid="00133306" style:font-size-asian="12pt" style:font-size-complex="12pt"/>
    </style:style>
    <style:style style:name="P2" style:family="paragraph" style:parent-style-name="normal1">
      <style:paragraph-properties fo:text-align="center" style:justify-single-word="false"/>
      <style:text-properties fo:font-size="12pt" fo:language="pt" fo:country="BR" officeooo:paragraph-rsid="00133306" style:font-size-asian="12pt" style:font-size-complex="12pt"/>
    </style:style>
    <style:style style:name="P3" style:family="paragraph" style:parent-style-name="normal1">
      <style:paragraph-properties fo:text-align="center" style:justify-single-word="false"/>
      <style:text-properties fo:font-size="12pt" fo:language="pt" fo:country="BR" officeooo:rsid="00133306" officeooo:paragraph-rsid="00133306" style:font-size-asian="12pt" style:font-size-complex="12pt"/>
    </style:style>
    <style:style style:name="P4" style:family="paragraph" style:parent-style-name="normal1">
      <style:paragraph-properties fo:text-align="start" style:justify-single-word="false"/>
      <style:text-properties fo:font-size="12pt" fo:language="pt" fo:country="BR" officeooo:paragraph-rsid="00133306" style:font-size-asian="12pt" style:font-size-complex="12pt"/>
    </style:style>
    <style:style style:name="P5" style:family="paragraph" style:parent-style-name="normal1">
      <style:paragraph-properties fo:text-align="center" style:justify-single-word="false"/>
      <style:text-properties fo:font-size="14pt" fo:language="pt" fo:country="BR" officeooo:rsid="00133306" officeooo:paragraph-rsid="00133306" style:font-size-asian="14pt" style:font-size-complex="14pt"/>
    </style:style>
    <style:style style:name="P6" style:family="paragraph" style:parent-style-name="normal1">
      <style:paragraph-properties fo:text-align="center" style:justify-single-word="false"/>
      <style:text-properties fo:font-size="14pt" fo:language="pt" fo:country="BR" officeooo:paragraph-rsid="00133306" style:font-size-asian="14pt" style:font-size-complex="14pt"/>
    </style:style>
    <style:style style:name="P7" style:family="paragraph" style:parent-style-name="normal1">
      <style:paragraph-properties fo:text-align="start" style:justify-single-word="false"/>
      <style:text-properties fo:font-size="14pt" fo:language="pt" fo:country="BR" officeooo:paragraph-rsid="00133306" style:font-size-asian="14pt" style:font-size-complex="14pt"/>
    </style:style>
    <style:style style:name="P8" style:family="paragraph" style:parent-style-name="Standard">
      <style:paragraph-properties fo:break-before="page"/>
      <style:text-properties style:font-name="arial" fo:font-size="14pt" officeooo:rsid="00133306" officeooo:paragraph-rsid="00133306" style:font-size-asian="14pt" style:font-size-complex="14pt"/>
    </style:style>
    <style:style style:name="P9" style:family="paragraph" style:parent-style-name="Standard">
      <style:text-properties style:font-name="arial" officeooo:paragraph-rsid="00133306"/>
    </style:style>
    <style:style style:name="P10" style:family="paragraph" style:parent-style-name="Standard">
      <style:paragraph-properties fo:margin-left="1.251cm" fo:text-indent="0cm" style:auto-text-indent="false"/>
      <style:text-properties style:font-name="arial" officeooo:paragraph-rsid="00133306"/>
    </style:style>
    <style:style style:name="P11" style:family="paragraph" style:parent-style-name="Standard">
      <style:paragraph-properties fo:margin-left="1.251cm" fo:text-indent="0cm" style:auto-text-indent="false"/>
      <style:text-properties style:font-name="arial"/>
    </style:style>
    <style:style style:name="P12" style:family="paragraph" style:parent-style-name="Standard">
      <style:paragraph-properties fo:margin-left="2.501cm" fo:text-indent="0cm" style:auto-text-indent="false"/>
      <style:text-properties style:font-name="arial"/>
    </style:style>
    <style:style style:name="P13" style:family="paragraph" style:parent-style-name="Standard">
      <style:paragraph-properties fo:margin-left="2.501cm" fo:text-indent="0cm" style:auto-text-indent="false"/>
      <style:text-properties style:font-name="arial" officeooo:rsid="00133306" officeooo:paragraph-rsid="00133306"/>
    </style:style>
    <style:style style:name="P14" style:family="paragraph" style:parent-style-name="Standard">
      <style:paragraph-properties fo:margin-left="2.501cm" fo:text-indent="0cm" style:auto-text-indent="false"/>
      <style:text-properties style:font-name="arial" officeooo:paragraph-rsid="00133306"/>
    </style:style>
    <style:style style:name="P15" style:family="paragraph" style:parent-style-name="Standard">
      <style:paragraph-properties fo:margin-left="0cm" fo:text-indent="0cm" style:auto-text-indent="false"/>
      <style:text-properties style:font-name="arial" fo:font-size="14pt" officeooo:rsid="0013b1e2" officeooo:paragraph-rsid="0013b1e2" style:font-size-asian="14pt" style:font-size-complex="14pt"/>
    </style:style>
    <style:style style:name="P16" style:family="paragraph" style:parent-style-name="Standard">
      <style:paragraph-properties fo:margin-left="0cm" fo:text-indent="0cm" style:auto-text-indent="false"/>
      <style:text-properties style:font-name="arial" fo:font-size="14pt" officeooo:rsid="00133306" officeooo:paragraph-rsid="0013b1e2" style:font-size-asian="14pt" style:font-size-complex="14pt"/>
    </style:style>
    <style:style style:name="P17" style:family="paragraph" style:parent-style-name="Standard">
      <style:paragraph-properties fo:margin-left="0cm" fo:text-align="justify" style:justify-single-word="false" fo:text-indent="0cm" style:auto-text-indent="false"/>
      <style:text-properties style:font-name="arial" fo:font-size="14pt" officeooo:rsid="00133306" officeooo:paragraph-rsid="00133306" style:font-size-asian="14pt" style:font-size-complex="14pt"/>
    </style:style>
    <style:style style:name="P18" style:family="paragraph" style:parent-style-name="Standard">
      <style:paragraph-properties fo:margin-left="0cm" fo:text-indent="0cm" style:auto-text-indent="false"/>
      <style:text-properties style:font-name="arial" fo:font-size="14pt" officeooo:rsid="00133306" officeooo:paragraph-rsid="00133306" style:font-size-asian="14pt" style:font-size-complex="14pt"/>
    </style:style>
    <style:style style:name="P19" style:family="paragraph" style:parent-style-name="Standard">
      <style:paragraph-properties fo:margin-left="0cm" fo:text-indent="0cm" style:auto-text-indent="false"/>
      <style:text-properties style:font-name="arial" fo:font-size="10pt" officeooo:rsid="0013b1e2" officeooo:paragraph-rsid="001544a3" style:font-size-asian="10pt" style:font-size-complex="10pt"/>
    </style:style>
    <style:style style:name="P20" style:family="paragraph" style:parent-style-name="Standard">
      <style:paragraph-properties fo:margin-left="0cm" fo:text-indent="0cm" style:auto-text-indent="false"/>
      <style:text-properties style:font-name="arial" fo:font-size="10pt" officeooo:rsid="0013b1e2" officeooo:paragraph-rsid="0013b1e2" style:font-size-asian="10pt" style:font-size-complex="10pt"/>
    </style:style>
    <style:style style:name="P21" style:family="paragraph" style:parent-style-name="Standard">
      <style:paragraph-properties fo:margin-left="0cm" fo:text-indent="0cm" style:auto-text-indent="false" style:writing-mode="lr-tb"/>
      <style:text-properties style:font-name="arial" fo:font-size="10pt" officeooo:rsid="0013b1e2" officeooo:paragraph-rsid="0013b1e2" style:font-size-asian="10pt" style:font-size-complex="10pt"/>
    </style:style>
    <style:style style:name="P22" style:family="paragraph" style:parent-style-name="Standard">
      <style:paragraph-properties fo:margin-left="0cm" fo:text-indent="0cm" style:auto-text-indent="false" style:writing-mode="lr-tb"/>
      <style:text-properties style:font-name="arial" fo:font-size="10pt" officeooo:rsid="0013b1e2" officeooo:paragraph-rsid="001544a3" style:font-size-asian="10pt" style:font-size-complex="10pt"/>
    </style:style>
    <style:style style:name="P23" style:family="paragraph" style:parent-style-name="Standard">
      <style:paragraph-properties fo:margin-left="0cm" fo:text-indent="0cm" style:auto-text-indent="false"/>
      <style:text-properties style:font-name="arial" fo:font-size="12pt" officeooo:rsid="0013b1e2" officeooo:paragraph-rsid="0013b1e2" style:font-size-asian="12pt" style:font-size-complex="12pt"/>
    </style:style>
    <style:style style:name="P24" style:family="paragraph" style:parent-style-name="Standard">
      <style:paragraph-properties fo:margin-left="0cm" fo:text-align="justify" style:justify-single-word="false" fo:text-indent="0cm" style:auto-text-indent="false"/>
      <style:text-properties style:font-name="arial" fo:font-size="12pt" officeooo:rsid="001544a3" officeooo:paragraph-rsid="001544a3" style:font-size-asian="12pt" style:font-size-complex="12pt"/>
    </style:style>
    <style:style style:name="P25" style:family="paragraph" style:parent-style-name="Standard">
      <style:paragraph-properties fo:margin-left="0cm" fo:text-indent="0cm" style:auto-text-indent="false"/>
      <style:text-properties style:font-name="arial" fo:font-size="14pt" officeooo:rsid="00133306" officeooo:paragraph-rsid="001544a3" style:font-size-asian="14pt" style:font-size-complex="14pt"/>
    </style:style>
    <style:style style:name="P26" style:family="paragraph" style:parent-style-name="Standard">
      <style:paragraph-properties fo:margin-left="0cm" fo:text-align="justify" style:justify-single-word="false" fo:text-indent="0cm" style:auto-text-indent="false"/>
      <style:text-properties style:font-name="arial" fo:font-size="14pt" officeooo:rsid="00133306" officeooo:paragraph-rsid="00167302" style:font-size-asian="14pt" style:font-size-complex="14pt"/>
    </style:style>
    <style:style style:name="P27" style:family="paragraph" style:parent-style-name="Standard">
      <style:paragraph-properties fo:margin-left="0cm" fo:text-align="justify" style:justify-single-word="false" fo:text-indent="0cm" style:auto-text-indent="false" style:writing-mode="lr-tb"/>
      <style:text-properties style:font-name="arial" fo:font-size="14pt" officeooo:rsid="00133306" officeooo:paragraph-rsid="00167302" style:font-size-asian="14pt" style:font-size-complex="14pt"/>
    </style:style>
    <style:style style:name="P28" style:family="paragraph" style:parent-style-name="Standard">
      <style:paragraph-properties fo:margin-left="0cm" fo:text-indent="0cm" style:auto-text-indent="false"/>
      <style:text-properties style:font-name="arial" fo:font-size="14pt" officeooo:rsid="00133306" officeooo:paragraph-rsid="00167302" style:font-size-asian="14pt" style:font-size-complex="14pt"/>
    </style:style>
    <style:style style:name="P29" style:family="paragraph" style:parent-style-name="Standard">
      <style:paragraph-properties fo:margin-left="0cm" fo:text-indent="0cm" style:auto-text-indent="false"/>
      <style:text-properties style:font-name="arial" fo:font-size="10pt" officeooo:rsid="0013b1e2" officeooo:paragraph-rsid="00167302" style:font-size-asian="10pt" style:font-size-complex="10pt"/>
    </style:style>
    <style:style style:name="P30" style:family="paragraph" style:parent-style-name="Standard">
      <style:paragraph-properties fo:margin-left="0cm" fo:text-indent="0cm" style:auto-text-indent="false" style:writing-mode="lr-tb"/>
      <style:text-properties style:font-name="arial" fo:font-size="10pt" officeooo:rsid="0013b1e2" officeooo:paragraph-rsid="00181514" style:font-size-asian="10pt" style:font-size-complex="10pt"/>
    </style:style>
    <style:style style:name="P31" style:family="paragraph" style:parent-style-name="Standard">
      <style:paragraph-properties fo:margin-left="0cm" fo:text-indent="0cm" style:auto-text-indent="false" style:writing-mode="lr-tb"/>
      <style:text-properties style:font-name="arial" fo:font-size="10pt" officeooo:rsid="0013b1e2" officeooo:paragraph-rsid="00167302" style:font-size-asian="10pt" style:font-size-complex="10pt"/>
    </style:style>
    <style:style style:name="P32" style:family="paragraph" style:parent-style-name="Standard">
      <style:paragraph-properties fo:margin-left="0cm" fo:text-indent="0cm" style:auto-text-indent="false" style:writing-mode="lr-tb"/>
      <style:text-properties style:font-name="arial" fo:font-size="10pt" officeooo:rsid="00167302" officeooo:paragraph-rsid="00181514" style:font-size-asian="10pt" style:font-size-complex="10pt"/>
    </style:style>
    <style:style style:name="P33" style:family="paragraph" style:parent-style-name="Standard">
      <style:paragraph-properties fo:margin-left="0cm" fo:text-indent="0cm" style:auto-text-indent="false"/>
      <style:text-properties style:font-name="arial" fo:font-size="10pt" officeooo:rsid="0013b1e2" officeooo:paragraph-rsid="00181514" style:font-size-asian="10pt" style:font-size-complex="10pt"/>
    </style:style>
    <style:style style:name="P34" style:family="paragraph" style:parent-style-name="Standard">
      <style:paragraph-properties fo:margin-left="0cm" fo:text-indent="0cm" style:auto-text-indent="false"/>
      <style:text-properties style:font-name="arial" fo:font-size="10pt" officeooo:rsid="0013b1e2" officeooo:paragraph-rsid="0019a929" style:font-size-asian="10pt" style:font-size-complex="10pt"/>
    </style:style>
    <style:style style:name="P35" style:family="paragraph" style:parent-style-name="Standard">
      <style:paragraph-properties fo:margin-left="0cm" fo:text-indent="0cm" style:auto-text-indent="false"/>
      <style:text-properties style:font-name="arial" fo:font-size="10pt" officeooo:rsid="0019a929" officeooo:paragraph-rsid="0019a929" style:font-size-asian="10pt" style:font-size-complex="10pt"/>
    </style:style>
    <style:style style:name="P36" style:family="paragraph" style:parent-style-name="Standard">
      <style:paragraph-properties fo:margin-left="0cm" fo:text-indent="0cm" style:auto-text-indent="false"/>
      <style:text-properties style:font-name="arial" fo:font-size="12pt" officeooo:rsid="0013b1e2" officeooo:paragraph-rsid="00167302" style:font-size-asian="12pt" style:font-size-complex="12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3b1e2" style:font-size-asian="10.5pt" style:font-size-complex="12pt"/>
    </style:style>
    <style:style style:name="T3" style:family="text">
      <style:text-properties fo:font-size="12pt" officeooo:rsid="001544a3" style:font-size-asian="10.5pt" style:font-size-complex="12pt"/>
    </style:style>
    <style:style style:name="T4" style:family="text">
      <style:text-properties officeooo:rsid="001544a3"/>
    </style:style>
    <style:style style:name="T5" style:family="text">
      <style:text-properties fo:font-size="12pt" officeooo:rsid="00167302" style:font-size-asian="10.5pt" style:font-size-complex="12pt"/>
    </style:style>
    <style:style style:name="T6" style:family="text">
      <style:text-properties fo:font-size="12pt" officeooo:rsid="0019a929" style:font-size-asian="10.5pt" style:font-size-complex="12pt"/>
    </style:style>
    <style:style style:name="T7" style:family="text">
      <style:text-properties fo:font-size="12pt" officeooo:rsid="001a6339" style:font-size-asian="10.5pt" style:font-size-complex="12pt"/>
    </style:style>
    <style:style style:name="T8" style:family="text">
      <style:text-properties officeooo:rsid="00167302"/>
    </style:style>
    <style:style style:name="T9" style:family="text">
      <style:text-properties style:font-name="arial" fo:font-size="10pt" officeooo:rsid="0013b1e2" style:font-size-asian="10pt" style:font-size-complex="10pt"/>
    </style:style>
    <style:style style:name="T10" style:family="text">
      <style:text-properties officeooo:rsid="00181514"/>
    </style:style>
    <style:style style:name="T11" style:family="text">
      <style:text-properties officeooo:rsid="0013b1e2"/>
    </style:style>
    <style:style style:name="T12" style:family="text">
      <style:text-properties officeooo:rsid="0019a9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E ESTADUAL DO SUDOESTE DA BAHIA - UESB</text:p>
      <text:p text:style-name="P2">BACHARELADO EM CIÊNCIA DA COMPUTAÇÃO</text:p>
      <text:p text:style-name="P2">ROGER DANIEL SANTANA SIMÕES</text:p>
      <text:p text:style-name="P3">LETÍCIA RAPHAELLE SILV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2"/>
      <text:p text:style-name="P2"/>
      <text:p text:style-name="P2"/>
      <text:p text:style-name="P2"/>
      <text:p text:style-name="P5">RELATÓRIO: SIMULAÇÃO DE CONSENSO DE </text:p>
      <text:p text:style-name="P5">SISTEMAS DISTRIBUÍDOS USANDO THREADS</text:p>
      <text:p text:style-name="P6"/>
      <text:p text:style-name="P6"/>
      <text:p text:style-name="P6"/>
      <text:p text:style-name="P6"/>
      <text:p text:style-name="P6"/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tória da Conquista/BA</text:p>
      <text:p text:style-name="P2">2024</text:p>
      <text:p text:style-name="P8">Instruções</text:p>
      <text:p text:style-name="P9"/>
      <text:p text:style-name="P9">1. Etapa 1</text:p>
      <text:p text:style-name="P10">a. Criar um sistema multithread, com pelo menos 10 threads. Cada uma dos threads, representa</text:p>
      <text:p text:style-name="P11">um nó(processo), no Sistema Distribuído.</text:p>
      <text:p text:style-name="P11">b. Cada thread deve possuir um arraylist com os mesmos números, no entanto, em ordens</text:p>
      <text:p text:style-name="P11">diferentes.</text:p>
      <text:p text:style-name="P11">c. Uma vez criada a thread é autônoma.</text:p>
      <text:p text:style-name="P11">d. As threads se comunicam via troca de mensagens, utilizando a infraestrutura de socket (ou similar). As threads são funcionalmente idênticas.</text:p>
      <text:p text:style-name="P11">e. Cada thread será um processo (nó), na visão do Sistema Distribuído implementado.</text:p>
      <text:p text:style-name="P11">f. Cada nó tem, potencialmente, a capacidade de “alcançar”, qualquer outro nó.</text:p>
      <text:p text:style-name="P11"/>
      <text:p text:style-name="P9">2. Etapa 2</text:p>
      <text:p text:style-name="P11">a. Utilizando a infraestrutura criada na Etapa 1, implemente um algoritmo de consenso no qual;</text:p>
      <text:p text:style-name="P12">i. Os nós deverão propor uma ordem de elementos com base em seu array;</text:p>
      <text:p text:style-name="P12">ii. Ao final da execução, todos os nós deverão possuir o mesmo array, mostrando que convergiram para a mesma visão de grupo.</text:p>
      <text:p text:style-name="P13"/>
      <text:p text:style-name="P14"/>
      <text:p text:style-name="P15">Definições</text:p>
      <text:p text:style-name="P16"/>
      <text:p text:style-name="P16"><text:span text:style-name="T1"><text:tab/>Pelo fato da dupla estar mais acostumada a trabalhar com threads em JAVA, esta foi a linguagem escolhida para construir a simulação.</text:span></text:p>
      <text:p text:style-name="P16"><text:span text:style-name="T1"/></text:p>
      <text:p text:style-name="P16">Primeira tentativa</text:p>
      <text:p text:style-name="P16"><text:span text:style-name="T1"/></text:p>
      <text:p text:style-name="P17"><text:span text:style-name="T1"><text:tab/>Seguindo as instruções acima, foi construído uma classe de threads </text:span><text:span text:style-name="T2">que comunicavam entre si usando sockets. Cada thread recebia uma ordem aleatória de números.</text:span></text:p>
      <text:p text:style-name="P17"><text:span text:style-name="T2"><text:tab/>Seguidamente, correspondente à etapa 2, foi construído o algoritmo de consenso. Tendo em vista as características 2.i e 2.ii das instruções, entendemos que faria mais sentido, para esse problema em específico, utilizar um algoritmo que fosse totalmente orientado à ordenação. Como não havia especificação de que algoritmo utilizar ou sobre qualquer característica do algoritmo </text:span><text:span text:style-name="T3">a ser </text:span><text:span text:style-name="T2">utilizado, foi implementado um algoritmo simples de maioria. O algoritmo seguia a lógica mostrada no pseudocódigo abaixo:</text:span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9">classe Nó {</text:p>
      <text:p text:style-name="P19"><text:tab/><text:span text:style-name="T4">inteiros[] = ordem;</text:span></text:p>
      <text:p text:style-name="P19"><text:span text:style-name="T4"><text:tab/>consenso = falso;</text:span></text:p>
      <text:p text:style-name="P19"><text:line-break/><text:tab/>função inicializar {</text:p>
      <text:p text:style-name="P20"><text:tab/><text:tab/>Enquanto (não consenso) {</text:p>
      <text:p text:style-name="P20"><text:tab/><text:tab/><text:tab/>envia_proposta_para_todos_outros_nos(<text:span text:style-name="T4">ordem</text:span>);</text:p>
      <text:p text:style-name="P20"/>
      <text:p text:style-name="P20"><text:tab/><text:tab/><text:tab/>propostas = recebe_propostas_de_todos_outros_nos();</text:p>
      <text:p text:style-name="P20"/>
      <text:p text:style-name="P21"><text:soft-page-break/><text:tab/><text:tab/><text:tab/><text:span text:style-name="T4">ordem = primeira_proposta_recebida_ou_com_mais_votos(propostas)</text:span></text:p>
      <text:p text:style-name="P21"/>
      <text:p text:style-name="P22"><text:tab/><text:tab/><text:tab/><text:span text:style-name="T4">se (propostas_diferentes(propostas) == 1 &amp;&amp; propostas.tamanho == 9){<text:line-break/><text:tab/><text:tab/><text:tab/><text:tab/>consenso = verdadeiro</text:span></text:p>
      <text:p text:style-name="P22"><text:span text:style-name="T4"><text:tab/><text:tab/><text:tab/>}</text:span></text:p>
      <text:p text:style-name="P20"><text:tab/>} </text:p>
      <text:p text:style-name="P20">}</text:p>
      <text:p text:style-name="P20"/>
      <text:p text:style-name="P23"/>
      <text:p text:style-name="P24"><text:tab/>Nesta implementação, ouve um problema com starvation, que foi solucionado alterando a condição para determinar consenso. Com isso, um nó só determina que chegou ao consenso quando todos os nós possuem a mesma ordem que ele. A implementação desse algoritmo pode ser encontrada na branch “majority_consensus”.</text:p>
      <text:p text:style-name="P20"/>
      <text:p text:style-name="P20"/>
      <text:p text:style-name="P25"><text:span text:style-name="T4">Segunda</text:span> tentativa</text:p>
      <text:p text:style-name="P25"><text:span text:style-name="T1"/></text:p>
      <text:p text:style-name="P26"><text:span text:style-name="T1"><text:tab/></text:span><text:span text:style-name="T3">Foi solicitado que o algoritmo implementado fosse trocado por um algoritmo com líder. </text:span><text:span text:style-name="T5">Com isso em mãos, optamos por implementar o Raft. Para isso, foi alterado todo o código anterior, somente a estrutura dos sockets foi reaproveitada. Uma diferença fundamental é que cada nó passou a ter uma thread à parte cuja única função é escutar e responder mensagens.</text:span></text:p>
      <text:p text:style-name="P26"><text:span text:style-name="T5"><text:tab/></text:span><text:span text:style-name="T6">A principal dificuldade encontrada foi que, num primeiro momento, esquecemos de adicionar o compromentimento de um votante a um candidato. No entanto, isso já está previsto no algoritmo Raft, então não se trata de uma solução nova.</text:span></text:p>
      <text:p text:style-name="P27"><text:span text:style-name="T6"><text:tab/>Uma outra dificuldade envolve somente a parte visual. Como as threads rodam muito mais rápido que um ser humano consegue visualizar, elas tiveram que ser atrasadas com diversas pausas durante o código, para que as animações sejam renderizadas, no entanto, quando as animações se acumulam, a renderização apresenta problemas. </text:span><text:span text:style-name="T7">A solução dada foi diminuir a quantidade de votos necessários para as votações se encerrarem, diminuindo a chance de acúmulos de renderizações.</text:span></text:p>
      <text:p text:style-name="P27"><text:span text:style-name="T7"><text:tab/>Deste modo, o mesmo código se encontra em duas branchs diferentes, na “main” está o código com animações gráficas e votações facilitadas. Na branch “feat/raft_just_logs” está o código sem interface gráfica, apenas logs de terminal e votação dificultada.</text:span></text:p>
      <text:p text:style-name="P26"><text:span text:style-name="T5"><text:tab/></text:span><text:span text:style-name="T2">O algoritmo </text:span><text:span text:style-name="T5">implementado</text:span><text:span text:style-name="T2"> segu</text:span><text:span text:style-name="T5">e</text:span><text:span text:style-name="T2"> a lógica mostrada no pseudocódigo abaixo:</text:span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9">classe Nó {</text:p>
      <text:p text:style-name="P29"><text:tab/><text:span text:style-name="T4">inteiros[] = ordem;</text:span></text:p>
      <text:p text:style-name="P29"><text:span text:style-name="T4"><text:tab/>consenso = falso;</text:span></text:p>
      <text:p text:style-name="P29"><text:tab/><text:span text:style-name="T8">porta_lider = -1</text:span></text:p>
      <text:p text:style-name="P29"><text:tab/><text:span text:style-name="T8">escutando = verdadeiro;</text:span></text:p>
      <text:p text:style-name="P29"/>
      <text:p text:style-name="P29"><text:tab/><text:span text:style-name="T8">função escutar_mensagens implementa Threads {</text:span></text:p>
      <text:p text:style-name="P29"><text:tab/><text:tab/><text:span text:style-name="T8">enquanto <text:s/>(ouvindo) {</text:span></text:p>
      <text:p text:style-name="P29"><text:tab/><text:tab/><text:tab/><text:span text:style-name="T8">mensagem = ouvir()</text:span></text:p>
      <text:p text:style-name="P29"><text:tab/><text:tab/><text:tab/></text:p>
      <text:p text:style-name="P30"><text:tab/><text:tab/><text:tab/><text:span text:style-name="T8">se ( mensagem.tipo == candidatura ){</text:span><text:span text:style-name="T9"/></text:p>
      <text:p text:style-name="P30"><text:span text:style-name="T8"><text:tab/><text:tab/><text:tab/><text:tab/></text:span><text:span text:style-name="T10">se (comprometido)</text:span><text:span text:style-name="T8"><text:line-break/><text:tab/><text:tab/><text:tab/><text:tab/><text:tab/>reponde(</text:span><text:span text:style-name="T10">voto_negativo()</text:span><text:span text:style-name="T8">);</text:span></text:p>
      <text:p text:style-name="P30"><text:span text:style-name="T8"><text:tab/><text:tab/><text:tab/><text:tab/></text:span></text:p>
      <text:p text:style-name="P30"><text:span text:style-name="T8"><text:tab/><text:tab/><text:tab/><text:tab/></text:span><text:span text:style-name="T10">resposta = </text:span><text:span text:style-name="T8">gerar_booleano_randomico()</text:span></text:p>
      <text:p text:style-name="P30"/>
      <text:p text:style-name="P30"><text:tab/><text:tab/><text:tab/><text:tab/><text:span text:style-name="T10">se (resposta == voto_positivo())</text:span></text:p>
      <text:p text:style-name="P30"><text:span text:style-name="T8"><text:tab/><text:tab/><text:tab/><text:tab/><text:tab/></text:span><text:span text:style-name="T10">se_compromete();</text:span></text:p>
      <text:p text:style-name="P30"><text:soft-page-break/><text:span text:style-name="T8"><text:line-break/><text:tab/><text:tab/><text:tab/><text:tab/>reponde(</text:span><text:span text:style-name="T10">resposta</text:span><text:span text:style-name="T8">);</text:span><text:tab/></text:p>
      <text:p text:style-name="P30"><text:span text:style-name="T8"><text:tab/><text:tab/><text:tab/>}</text:span><text:tab/></text:p>
      <text:p text:style-name="P31"><text:tab/><text:tab/><text:tab/><text:span text:style-name="T8">se ( mensagem.tipo == resposta-candidatura )</text:span></text:p>
      <text:p text:style-name="P29"><text:tab/><text:tab/><text:tab/><text:tab/><text:span text:style-name="T8">armazenarVotoCandidatura();</text:span></text:p>
      <text:p text:style-name="P29"><text:tab/><text:tab/><text:tab/></text:p>
      <text:p text:style-name="P30"><text:tab/><text:tab/><text:tab/><text:span text:style-name="T8">se ( mensagem.tipo == definição-líder )</text:span> <text:span text:style-name="T8">{</text:span></text:p>
      <text:p text:style-name="P32"><text:tab/><text:tab/><text:tab/><text:tab/><text:span text:style-name="T10">se (mensagem.conteudo == “sou líder”)</text:span></text:p>
      <text:p text:style-name="P32"><text:tab/><text:tab/><text:tab/><text:tab/><text:tab/><text:span text:style-name="T10">porta-lider = mensagem.origem</text:span><text:span text:style-name="T11">;</text:span></text:p>
      <text:p text:style-name="P32"><text:tab/><text:tab/><text:tab/><text:tab/><text:span text:style-name="T10">se (mensagem.conteudo == “não sou líder”){<text:line-break/><text:tab/><text:tab/><text:tab/><text:tab/><text:tab/>se (comprometido_com_candidato)</text:span></text:p>
      <text:p text:style-name="P32"><text:tab/><text:tab/><text:tab/><text:tab/><text:tab/><text:tab/><text:span text:style-name="T10">se_descompromete();</text:span></text:p>
      <text:p text:style-name="P32"><text:span text:style-name="T10"><text:tab/><text:tab/><text:tab/><text:tab/>}</text:span><text:span text:style-name="T9"/></text:p>
      <text:p text:style-name="P32"><text:tab/><text:tab/><text:tab/><text:tab/><text:span text:style-name="T10">se (mensagem.conteudo == “largar liderança”)</text:span></text:p>
      <text:p text:style-name="P32"><text:tab/><text:tab/><text:tab/><text:tab/><text:tab/><text:span text:style-name="T10">porta-lider = -1;</text:span></text:p>
      <text:p text:style-name="P32"/>
      <text:p text:style-name="P32"><text:tab/><text:tab/><text:tab/>}</text:p>
      <text:p text:style-name="P29"><text:tab/><text:tab/><text:tab/></text:p>
      <text:p text:style-name="P31"><text:tab/><text:tab/><text:tab/><text:span text:style-name="T8">se ( mensagem.tipo == </text:span><text:span text:style-name="T10">votação-ordem</text:span><text:span text:style-name="T8">)</text:span></text:p>
      <text:p text:style-name="P33"><text:tab/><text:tab/><text:tab/><text:tab/><text:span text:style-name="T8">reponde(gerar_booleano_randomico());</text:span><text:span text:style-name="T9"/></text:p>
      <text:p text:style-name="P30"><text:tab/><text:tab/><text:tab/><text:span text:style-name="T8">se ( mensagem.tipo == resposta-</text:span><text:span text:style-name="T10">votação-ordem</text:span><text:span text:style-name="T8">)</text:span></text:p>
      <text:p text:style-name="P33"><text:tab/><text:tab/><text:tab/><text:tab/><text:span text:style-name="T8">armazenarVoto</text:span><text:span text:style-name="T10">Ordem</text:span><text:span text:style-name="T8">();</text:span></text:p>
      <text:p text:style-name="P30"><text:tab/><text:tab/><text:tab/><text:span text:style-name="T8">se ( mensagem.tipo == </text:span><text:span text:style-name="T10">definição-de-ordem</text:span><text:span text:style-name="T8">) </text:span><text:span text:style-name="T12">{</text:span></text:p>
      <text:p text:style-name="P34"><text:tab/><text:tab/><text:tab/><text:tab/><text:span text:style-name="T10">ordem = mensagem.conteudo</text:span><text:span text:style-name="T8">;</text:span></text:p>
      <text:p text:style-name="P35"><text:tab/><text:tab/><text:tab/><text:tab/>consenso = verdadeiro;</text:p>
      <text:p text:style-name="P35"><text:tab/><text:tab/><text:tab/><text:tab/>escutando = falso;</text:p>
      <text:p text:style-name="P35"><text:tab/><text:tab/><text:tab/>}</text:p>
      <text:p text:style-name="P29"><text:span text:style-name="T8"><text:tab/><text:tab/>}</text:span></text:p>
      <text:p text:style-name="P29"><text:span text:style-name="T8"><text:tab/>}</text:span></text:p>
      <text:p text:style-name="P29"><text:line-break/><text:tab/>função inicializar {</text:p>
      <text:p text:style-name="P33"><text:tab/><text:tab/><text:span text:style-name="T10">inicializa ( </text:span><text:span text:style-name="T8">escutar_mensagens </text:span><text:span text:style-name="T10">);</text:span></text:p>
      <text:p text:style-name="P29"/>
      <text:p text:style-name="P29"><text:tab/><text:tab/>Enquanto (não consenso) {<text:tab/></text:p>
      <text:p text:style-name="P29"><text:tab/><text:tab/><text:tab/><text:tab/><text:span text:style-name="T10">se ( nao_existe_lider() ) </text:span><text:span text:style-name="T12">{</text:span></text:p>
      <text:p text:style-name="P29"><text:tab/><text:tab/><text:tab/><text:tab/><text:tab/><text:span text:style-name="T10">me_canditar();</text:span></text:p>
      <text:p text:style-name="P29"/>
      <text:p text:style-name="P29"><text:tab/><text:tab/><text:tab/><text:tab/><text:tab/><text:span text:style-name="T12">se ( eleito() )</text:span></text:p>
      <text:p text:style-name="P29"><text:tab/><text:tab/><text:tab/><text:tab/><text:tab/><text:tab/><text:span text:style-name="T12">enviar_para_todos(‘sou líder’);</text:span></text:p>
      <text:p text:style-name="P29"><text:tab/><text:tab/><text:tab/><text:tab/><text:tab/><text:span text:style-name="T12">se não</text:span></text:p>
      <text:p text:style-name="P34"><text:tab/><text:tab/><text:tab/><text:tab/><text:tab/><text:tab/><text:span text:style-name="T12">enviar_para_todos(‘não sou líder’);</text:span></text:p>
      <text:p text:style-name="P35"><text:tab/><text:tab/><text:tab/><text:tab/>}</text:p>
      <text:p text:style-name="P29"><text:tab/><text:tab/><text:tab/><text:tab/></text:p>
      <text:p text:style-name="P29"><text:tab/><text:tab/><text:tab/><text:tab/><text:span text:style-name="T12">se ( sou_o_lider() ) {</text:span></text:p>
      <text:p text:style-name="P29"><text:tab/><text:tab/><text:tab/><text:tab/><text:tab/><text:span text:style-name="T12">iniciar_votacao_ordem()</text:span></text:p>
      <text:p text:style-name="P34"/>
      <text:p text:style-name="P34"><text:tab/><text:tab/><text:tab/><text:tab/><text:tab/><text:span text:style-name="T12">se ( ordem_aceita() )</text:span> <text:span text:style-name="T12">{</text:span></text:p>
      <text:p text:style-name="P34"><text:tab/><text:tab/><text:tab/><text:tab/><text:tab/><text:tab/><text:span text:style-name="T12">enviar_para_todos(ordem);</text:span><text:span text:style-name="T9"/></text:p>
      <text:p text:style-name="P35"><text:tab/><text:tab/><text:tab/><text:tab/><text:tab/><text:tab/>consenso = verdadeiro;<text:span text:style-name="T9"/></text:p>
      <text:p text:style-name="P35"><text:tab/><text:tab/><text:tab/><text:tab/><text:tab/><text:tab/>escutando = falso;</text:p>
      <text:p text:style-name="P35"><text:tab/><text:tab/><text:tab/><text:tab/><text:tab/>}</text:p>
      <text:p text:style-name="P34"><text:tab/><text:tab/><text:tab/><text:tab/><text:tab/><text:span text:style-name="T12">se não</text:span><text:span text:style-name="T9"/></text:p>
      <text:p text:style-name="P34"><text:tab/><text:tab/><text:tab/><text:tab/><text:tab/><text:tab/><text:span text:style-name="T12">enviar_para_todos(‘l</text:span><text:span text:style-name="T10">argar lideranç</text:span><text:span text:style-name="T12">a’);</text:span></text:p>
      <text:p text:style-name="P29"><text:tab/><text:tab/><text:tab/><text:tab/><text:span text:style-name="T12">}</text:span></text:p>
      <text:p text:style-name="P31"><text:span text:style-name="T4"><text:tab/><text:tab/><text:tab/>}</text:span></text:p>
      <text:p text:style-name="P29"><text:tab/>} </text:p>
      <text:p text:style-name="P29">}</text:p>
      <text:p text:style-name="P29"/>
      <text:p text:style-name="P36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1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3T17:41:06.036346795</meta:creation-date>
    <dc:date>2024-11-23T19:10:26.311756566</dc:date>
    <meta:editing-duration>PT10M30S</meta:editing-duration>
    <meta:editing-cycles>1</meta:editing-cycles>
    <meta:document-statistic meta:table-count="0" meta:image-count="0" meta:object-count="0" meta:page-count="4" meta:paragraph-count="111" meta:word-count="775" meta:character-count="5602" meta:non-whitespace-character-count="4649"/>
    <meta:generator>LibreOffice/24.8.3.2$Linux_X86_64 LibreOffice_project/e14c9fdd1f585efcbb2c5363087a99d20928d522</meta:generator>
  </office:meta>
</office:document-meta>
</file>